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.833cm" fo:min-width="2.833cm"/>
    </style:style>
  </office:automatic-styles>
  <office:body>
    <office:drawing>
      <draw:page draw:name="page1" draw:style-name="dp1" draw:master-page-name="Default">
        <draw:g>
          <draw:glue-point draw:id="4" svg:x="-3.889cm" svg:y="5cm"/>
          <draw:glue-point draw:id="5" svg:x="3.889cm" svg:y="5cm"/>
          <draw:glue-point draw:id="6" svg:x="0cm" svg:y="5cm"/>
          <draw:glue-point draw:id="7" svg:x="5cm" svg:y="-3.333cm"/>
          <draw:glue-point draw:id="8" svg:x="5cm" svg:y="3.333cm"/>
          <draw:glue-point draw:id="9" svg:x="5cm" svg:y="0cm"/>
          <draw:glue-point draw:id="10" svg:x="-5cm" svg:y="-3.333cm"/>
          <draw:glue-point draw:id="11" svg:x="-5cm" svg:y="3.333cm"/>
          <draw:glue-point draw:id="12" svg:x="-5cm" svg:y="0cm"/>
          <draw:glue-point draw:id="13" svg:x="-3.889cm" svg:y="-5cm"/>
          <draw:glue-point draw:id="14" svg:x="3.889cm" svg:y="-5cm"/>
          <draw:glue-point draw:id="15" svg:x="0cm" svg:y="-5cm"/>
          <draw:path draw:style-name="gr1" draw:layer="layout" svg:width="3cm" svg:height="2cm" svg:x="0cm" svg:y="0cm" svg:viewBox="0 0 3001 2001" svg:d="m333 0c333 0 2001 0 2334 0s334 0 334 333 0 1001 0 1334 0 334-334 334-2001 0-2334 0-333 0-333-334 0-1000 0-1334 0-333 333-333z">
            <text:p/>
          </draw:path>
          <draw:path draw:style-name="gr2" draw:layer="layout" svg:width="3cm" svg:height="2cm" svg:x="0cm" svg:y="0cm" svg:viewBox="0 0 3001 2001" svg:d="m333 0c333 0 2001 0 2334 0s334 0 334 333 0 1001 0 1334 0 334-334 334-2001 0-2334 0-333 0-333-334 0-1000 0-1334 0-333 333-333">
            <text:p/>
          </draw:path>
          <draw:line draw:style-name="gr2" draw:layer="layout" svg:x1="0.333cm" svg:y1="2cm" svg:x2="2.667cm" svg:y2="2cm">
            <text:p/>
          </draw:line>
          <draw:line draw:style-name="gr2" draw:layer="layout" svg:x1="3cm" svg:y1="0.333cm" svg:x2="3cm" svg:y2="1.667cm">
            <text:p/>
          </draw:line>
          <draw:line draw:style-name="gr2" draw:layer="layout" svg:x1="0cm" svg:y1="0.333cm" svg:x2="0cm" svg:y2="1.667cm">
            <text:p/>
          </draw:line>
          <draw:line draw:style-name="gr2" draw:layer="layout" svg:x1="0.333cm" svg:y1="0cm" svg:x2="2.667cm" svg:y2="0cm">
            <text:p/>
          </draw:line>
          <draw:rect draw:style-name="gr1" draw:layer="layout" svg:width="0.333cm" svg:height="0.333cm" svg:x="1.217cm" svg:y="1.667cm">
            <text:p/>
          </draw:rect>
          <draw:rect draw:style-name="gr2" draw:layer="layout" svg:width="0.333cm" svg:height="0.333cm" svg:x="1.217cm" svg:y="1.667cm">
            <text:p/>
          </draw:rect>
          <draw:line draw:style-name="gr2" draw:layer="layout" svg:x1="1.383cm" svg:y1="1.75cm" svg:x2="1.383cm" svg:y2="1.917cm">
            <text:p/>
          </draw:line>
          <draw:line draw:style-name="gr2" draw:layer="layout" svg:x1="1.3cm" svg:y1="1.833cm" svg:x2="1.467cm" svg:y2="1.833cm">
            <text:p/>
          </draw:line>
          <draw:path draw:style-name="gr3" draw:layer="layout" svg:width="0.451cm" svg:height="0.167cm" svg:x="1.667cm" svg:y="1.625cm" svg:viewBox="0 0 452 168" svg:d="m322 40c97 0 97-62 130-31 0 31 0 63 0 95s0 64-130 64-129-64-193-64-129 64-129 32 0-96 0-96c0 0 0-31 129-31s97 31 193 31z">
            <text:p/>
          </draw:path>
          <draw:path draw:style-name="gr2" draw:layer="layout" svg:width="0.451cm" svg:height="0.167cm" svg:x="1.667cm" svg:y="1.625cm" svg:viewBox="0 0 452 168" svg:d="m322 40c97 0 97-62 130-31 0 31 0 63 0 95s0 64-130 64-129-64-193-64-129 64-129 32 0-96 0-96c0 0 0-31 129-31s97 31 193 31">
            <text:p/>
          </draw:path>
          <draw:frame draw:style-name="gr4" draw:layer="layout" svg:width="2.833cm" svg:height="1.833cm" svg:x="0.083cm" svg:y="0.08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Ad-Hoc-Collapsed-Sub-Process</dc:title>
    <meta:creation-date>2011-02-07T16:51:51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